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b81f8" officeooo:paragraph-rsid="001b81f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81f8" officeooo:paragraph-rsid="001b81f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ec88" officeooo:paragraph-rsid="001dec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81f8" officeooo:paragraph-rsid="001b81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dec88"/>
    </style:style>
    <style:style style:name="T1" style:family="text">
      <style:text-properties officeooo:rsid="001dec88"/>
    </style:style>
    <style:style style:name="T2" style:family="text">
      <style:text-properties fo:font-size="12pt" fo:font-weight="normal" officeooo:rsid="001dec8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f1dd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ff04f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a810" style:font-size-asian="10.5pt" style:font-weight-asian="normal" style:font-size-complex="12pt" style:font-weight-complex="normal"/>
    </style:style>
    <style:style style:name="T6" style:family="text">
      <style:text-properties officeooo:rsid="001f1dd2"/>
    </style:style>
    <style:style style:name="T7" style:family="text">
      <style:text-properties officeooo:rsid="001ff04f"/>
    </style:style>
    <style:style style:name="T8" style:family="text">
      <style:text-properties officeooo:rsid="0021a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s des réservation fictives</text:p>
      <text:p text:style-name="P1"/>
      <text:p text:style-name="P1"/>
      <text:p text:style-name="P1"/>
      <text:p text:style-name="P2">Compte 1 :</text:p>
      <text:p text:style-name="P2"/>
      <text:p text:style-name="P3">mail =&gt; theo@mail.com</text:p>
      <text:p text:style-name="P3">prénom =&gt; Theo</text:p>
      <text:p text:style-name="P3">nom =&gt; Valor</text:p>
      <text:p text:style-name="P3">poste =&gt; Élève</text:p>
      <text:p text:style-name="P3">organisation =&gt; Lycée Tocqueville</text:p>
      <text:p text:style-name="P3">mot de passe =&gt; theo06</text:p>
      <text:p text:style-name="P2"/>
      <text:p text:style-name="P2">Compte 2 :</text:p>
      <text:p text:style-name="P2"/>
      <text:p text:style-name="P3">mail =&gt; anthony@mail.com</text:p>
      <text:p text:style-name="P3">prénom =&gt; Anthony</text:p>
      <text:p text:style-name="P3">nom =&gt; Reno</text:p>
      <text:p text:style-name="P3">poste =&gt; Apprenant</text:p>
      <text:p text:style-name="P5"><text:span text:style-name="T2">organisation =&gt; Simplon</text:span></text:p>
      <text:p text:style-name="P3">mot de passe =&gt; anthony06</text:p>
      <text:p text:style-name="P3"/>
      <text:p text:style-name="P2">Compte 3 :</text:p>
      <text:p text:style-name="P2"/>
      <text:p text:style-name="P3">mail =&gt; <text:span text:style-name="T6">sandrine</text:span>@mail.com</text:p>
      <text:p text:style-name="P3">prénom =&gt; <text:span text:style-name="T6">Sandrine</text:span></text:p>
      <text:p text:style-name="P3">nom =&gt; <text:span text:style-name="T6">Kaulu</text:span></text:p>
      <text:p text:style-name="P3">poste =&gt; <text:span text:style-name="T6">Formateur</text:span></text:p>
      <text:p text:style-name="P5"><text:span text:style-name="T2">organisation =&gt; </text:span><text:span text:style-name="T3">Simplon</text:span></text:p>
      <text:p text:style-name="P3">mot de passe =&gt; <text:span text:style-name="T6">sandrine</text:span>06</text:p>
      <text:p text:style-name="P2"/>
      <text:p text:style-name="P2">Compte 4 :</text:p>
      <text:p text:style-name="P2"/>
      <text:p text:style-name="P3">mail =&gt; <text:span text:style-name="T7">samy</text:span>@mail.com</text:p>
      <text:p text:style-name="P5"><text:span text:style-name="T2">prénom =&gt; </text:span><text:span text:style-name="T4">Samy</text:span></text:p>
      <text:p text:style-name="P5"><text:span text:style-name="T2">nom =&gt; </text:span><text:span text:style-name="T4">Lacour</text:span></text:p>
      <text:p text:style-name="P3">poste =&gt; <text:span text:style-name="T7">Professeur</text:span></text:p>
      <text:p text:style-name="P3">organisation =&gt; Lycée Tocqueville</text:p>
      <text:p text:style-name="P3">mot de passe =&gt; <text:span text:style-name="T7">samy</text:span>06</text:p>
      <text:p text:style-name="P2"/>
      <text:p text:style-name="P2">Compte 5 :</text:p>
      <text:p text:style-name="P2"/>
      <text:p text:style-name="P3">mail =&gt; <text:span text:style-name="T8">arouf</text:span>@mail.com</text:p>
      <text:p text:style-name="P3">prénom =&gt; <text:span text:style-name="T8">Arouf</text:span></text:p>
      <text:p text:style-name="P3">nom =&gt; <text:span text:style-name="T8">Gangsta</text:span></text:p>
      <text:p text:style-name="P3">poste =&gt; <text:span text:style-name="T8">Directeur</text:span></text:p>
      <text:p text:style-name="P5"><text:span text:style-name="T2">organisation =&gt; </text:span><text:span text:style-name="T5">Simplon</text:span></text:p>
      <text:p text:style-name="P3">mot de passe =&gt; <text:span text:style-name="T8">arouf</text:span>0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1T14:48:06.998492933</meta:creation-date>
    <dc:date>2021-01-11T15:03:48.764893876</dc:date>
    <meta:editing-duration>PT12M51S</meta:editing-duration>
    <meta:editing-cycles>6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36" meta:word-count="121" meta:character-count="675" meta:non-whitespace-character-count="590"/>
  </office:meta>
</office:document-meta>
</file>